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c7383" officeooo:paragraph-rsid="000b39c2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rsid="00081dff" officeooo:paragraph-rsid="0008535d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95188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81c4" officeooo:paragraph-rsid="000cb26d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4788"/>
    </style:style>
    <style:style style:name="T2" style:family="text">
      <style:text-properties officeooo:rsid="0006baac"/>
    </style:style>
    <style:style style:name="T3" style:family="text">
      <style:text-properties officeooo:rsid="0009464d"/>
    </style:style>
    <style:style style:name="T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09464d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00ad5b0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28MB,1S,<text:span text:style-name="T1">sum5</text:span>.xxx</text:p>
      <text:p text:style-name="P2"><text:bookmark text:name="OLE_LINK1"/><text:bookmark text:name="OLE_LINK5"/>某不科学的超数列求和<text:span text:style-name="T2">5</text:span></text:p>
      <text:p text:style-name="P6"><text:bookmark text:name="_GoBack"/>问题描述</text:p>
      <text:p text:style-name="P11"><text:span text:style-name="T4">（石家庄零模）求</text:span><text:span text:style-name="T4"><draw:frame draw:style-name="fr1" draw:name="对象1" text:anchor-type="as-char" svg:y="-0.75cm" svg:width="7.431cm" svg:height="1.214cm" draw:z-index="0"><draw:object xlink:href="./Object 1" xlink:type="simple" xlink:show="embed" xlink:actuate="onLoad"/><draw:image xlink:href="./ObjectReplacements/Object 1" xlink:type="simple" xlink:show="embed" xlink:actuate="onLoad"/><svg:desc>公式</svg:desc></draw:frame></text:span><text:span text:style-name="T5">。</text:span></text:p>
      <text:p text:style-name="P6">输入描述</text:p>
      <text:p text:style-name="P12"><text:span text:style-name="T6">一行两个整数n, m.</text:span><text:bookmark text:name="OLE_LINK4"/></text:p>
      <text:p text:style-name="P7"/>
      <text:p text:style-name="P6">输出描述</text:p>
      <text:p text:style-name="P10">一行一个整数表示答案。</text:p>
      <text:p text:style-name="P8"><text:bookmark text:name="OLE_LINK6"/></text:p>
      <text:p text:style-name="P6">样例输入</text:p>
      <text:p text:style-name="P4"/>
      <text:p text:style-name="P5"/>
      <text:p text:style-name="P5"/>
      <text:p text:style-name="P6">样例输出</text:p>
      <text:p text:style-name="P3"/>
      <text:p text:style-name="P3"/>
      <text:p text:style-name="P1"><text:bookmark text:name="OLE_LINK9"/></text:p>
      <text:p text:style-name="P6">数据范围及提示</text:p>
      <text:p text:style-name="P13">1 &lt;= n &lt;= 1e9; 1 &lt;= m &lt;= 10,0000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8T21:05:57.588000000</dc:date>
    <meta:editing-cycles>9</meta:editing-cycles>
    <meta:editing-duration>PT1M31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2" meta:word-count="77" meta:character-count="119" meta:non-whitespace-character-count="109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i mathvariant="italic">gcd</mi>
      </mrow>
      <mrow>
        <mo fence="true" stretchy="false">(</mo>
        <mrow>
          <mrow>
            <msub>
              <mi>x</mi>
              <mn>1,</mn>
            </msub>
            <msub>
              <mi>x</mi>
              <mrow>
                <mn>2,.</mn>
                <mn>..</mn>
              </mrow>
            </msub>
            <mi>,</mi>
            <msub>
              <mi>x</mi>
              <mi>m</mi>
            </msub>
          </mrow>
        </mrow>
        <mo fence="true" stretchy="false">)</mo>
      </mrow>
      <mi mathvariant="italic">mod</mi>
      <mrow>
        <mo fence="true" stretchy="false">(</mo>
        <mrow>
          <mrow>
            <msup>
              <mn>10</mn>
              <mn>9</mn>
            </msup>
            <mo stretchy="false">+</mo>
            <mn>7</mn>
          </mrow>
        </mrow>
        <mo fence="true" stretchy="false">)</mo>
      </mrow>
    </mrow>
    <annotation encoding="StarMath 5.0">sum from { x_1 = 1 } to { n } sum from { x_2 = 1} to { x_1 } ... sum from { x_m = 1 } to { x_{m-1} } gcd ( x_1, x_2,...,x_m )mod( 10^9+7)</annotation>
  </semantics>
</math>
</file>